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5.4862in"/>
    </style:style>
    <style:style style:name="co8" style:family="table-column">
      <style:table-column-properties fo:break-before="auto" style:column-width="0.65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6" table:default-cell-style-name="Default"/>
        <table:table-column table:style-name="co2" table:number-columns-repeated="1019"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1">Similar to Cyclone but more powerful and with Dark element AND INCLUDES CANCELLING</text:span>.</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Dispel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remove all positive statuses.</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Cu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y hit points a good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text:span text:style-name="T1">Conjure</text:span> Rumah</text:p>
          </table:table-cell>
          <table:table-cell office:value-type="float" office:value="2" calcext:value-type="float">
            <text:p>2</text:p>
          </table:table-cell>
          <table:table-cell/>
          <table:table-cell table:style-name="Default"/>
          <table:table-cell office:value-type="string" calcext:value-type="string">
            <text:p><text:span text:style-name="T1">Summon Rumah for Lightning damage on all enemies. Very expensive. </text:span>All summons use the Tarot graphics to bring in the monster. See the tarot animation preview here – Art\Archives\FinalBossBlues\pixel_tarot_deck.zip\pixel_tarot_deck\animation_preview.gif .</text:p>
          </table:table-cell>
          <table:table-cell table:number-columns-repeated="1019"/>
        </table:table-row>
        <table:table-row table:style-name="ro1">
          <table:table-cell table:style-name="ce45" office:value-type="string" calcext:value-type="string">
            <text:p><text:span text:style-name="T1">Conjure</text:span> Tiamat</text:p>
          </table:table-cell>
          <table:table-cell office:value-type="float" office:value="2" calcext:value-type="float">
            <text:p>2</text:p>
          </table:table-cell>
          <table:table-cell table:number-columns-repeated="2"/>
          <table:table-cell office:value-type="string" calcext:value-type="string">
            <text:p>Summon Tiamat for damage on all enemies and inflicts Shield Down.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 * = ASAP)</text:p>
          </table:table-cell>
          <table:table-cell table:style-name="ce40" office:value-type="string" calcext:value-type="string">
            <text:p>Description</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Top and bottom of button corners are rounded inconsistently.</text:p>
          </table:table-cell>
          <table:table-cell office:value-type="string" calcext:value-type="string">
            <text:p>Low</text:p>
          </table:table-cell>
          <table:table-cell/>
        </table:table-row>
        <table:table-row table:style-name="ro1">
          <table:table-cell office:value-type="string" calcext:value-type="string">
            <text:p>A lack of a Rug / Floor Decor layer means I can’t use rugs and other floor dressings.</text:p>
          </table:table-cell>
          <table:table-cell office:value-type="string" calcext:value-type="string">
            <text:p>Medium</text:p>
          </table:table-cell>
          <table:table-cell office:value-type="string" calcext:value-type="string">
            <text:p>Also add a sub-floor. Floors should start at negative Elevation to make layering work.</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
      <table:named-expressions/>
      <table:database-ranges>
        <table:database-range table:name="__Anonymous_Sheet_DB__5" table:target-range-address="Bugs.A2:Bugs.C9" table:contains-header="false">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3">00/00/0000</text:date>, <text:time style:data-style-name="N2" text:time-value="00:26:07.5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9-23T00:27:18.605000000</dc:date>
    <meta:editing-duration>P7DT18M52S</meta:editing-duration>
    <meta:editing-cycles>539</meta:editing-cycles>
    <meta:generator>LibreOffice/7.1.0.3$Windows_X86_64 LibreOffice_project/f6099ecf3d29644b5008cc8f48f42f4a40986e4c</meta:generator>
    <meta:document-statistic meta:table-count="6" meta:cell-count="517" meta:object-count="0"/>
  </office:meta>
</office:document-meta>
</file>